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ál" style:master-page-name="MP0" style:family="paragraph">
      <style:paragraph-properties fo:break-before="page"/>
      <style:text-properties fo:background-color="#FFFF00"/>
    </style:style>
    <style:style style:name="T2" style:parent-style-name="Bekezdésalapbetűtípusa" style:family="text">
      <style:text-properties fo:background-color="#FFFF00"/>
    </style:style>
    <style:style style:name="P3" style:parent-style-name="Normál" style:family="paragraph">
      <style:text-properties fo:background-color="#FFFF00"/>
    </style:style>
    <style:style style:name="T4" style:parent-style-name="Bekezdésalapbetűtípusa" style:family="text">
      <style:text-properties fo:background-color="#FFFF00"/>
    </style:style>
    <style:style style:name="T5" style:parent-style-name="Bekezdésalapbetűtípusa" style:family="text">
      <style:text-properties fo:background-color="#FFFF00"/>
    </style:style>
    <style:style style:name="P6" style:parent-style-name="Normál" style:family="paragraph">
      <style:paragraph-properties fo:line-height="103%"/>
    </style:style>
    <style:style style:name="P7" style:parent-style-name="Normál" style:family="paragraph">
      <style:paragraph-properties fo:line-height="103%"/>
    </style:style>
    <style:style style:name="P8" style:parent-style-name="Normál" style:family="paragraph">
      <style:paragraph-properties fo:line-height="103%"/>
    </style:style>
    <style:style style:name="P9" style:parent-style-name="Normál" style:family="paragraph">
      <style:paragraph-properties fo:line-height="103%"/>
    </style:style>
    <style:style style:name="P10" style:parent-style-name="Normál" style:family="paragraph">
      <style:paragraph-properties fo:line-height="103%"/>
    </style:style>
    <style:style style:name="P11" style:parent-style-name="Normál" style:family="paragraph">
      <style:paragraph-properties fo:line-height="103%"/>
    </style:style>
    <style:style style:name="P12" style:parent-style-name="Normál" style:family="paragraph">
      <style:paragraph-properties fo:line-height="103%"/>
    </style:style>
    <style:style style:name="P13" style:parent-style-name="Normál" style:family="paragraph">
      <style:paragraph-properties fo:line-height="103%"/>
    </style:style>
    <style:style style:name="P14" style:parent-style-name="Normál" style:family="paragraph">
      <style:paragraph-properties fo:line-height="103%"/>
    </style:style>
    <style:style style:name="P15" style:parent-style-name="Normál" style:family="paragraph">
      <style:paragraph-properties fo:line-height="103%"/>
    </style:style>
    <style:style style:name="P16" style:parent-style-name="Normál" style:family="paragraph">
      <style:paragraph-properties fo:line-height="103%"/>
    </style:style>
    <style:style style:name="P17" style:parent-style-name="Normál" style:family="paragraph">
      <style:paragraph-properties fo:line-height="103%"/>
    </style:style>
    <style:style style:name="P18" style:parent-style-name="Normál" style:family="paragraph">
      <style:paragraph-properties fo:line-height="103%"/>
    </style:style>
    <style:style style:name="P19" style:parent-style-name="Normál" style:family="paragraph">
      <style:paragraph-properties fo:line-height="103%"/>
    </style:style>
    <style:style style:name="P20" style:parent-style-name="Normál" style:family="paragraph">
      <style:paragraph-properties fo:line-height="103%"/>
    </style:style>
    <style:style style:name="P21" style:parent-style-name="Normál" style:family="paragraph">
      <style:paragraph-properties fo:line-height="103%"/>
    </style:style>
    <style:style style:name="P22" style:parent-style-name="Normál" style:family="paragraph">
      <style:paragraph-properties fo:line-height="103%"/>
    </style:style>
    <style:style style:name="P23" style:parent-style-name="Normál" style:family="paragraph">
      <style:paragraph-properties fo:line-height="103%"/>
    </style:style>
    <style:style style:name="P24" style:parent-style-name="Normál" style:family="paragraph">
      <style:paragraph-properties fo:line-height="103%"/>
    </style:style>
    <style:style style:name="P25" style:parent-style-name="Normál" style:family="paragraph">
      <style:paragraph-properties fo:line-height="103%"/>
    </style:style>
    <style:style style:name="P26" style:parent-style-name="Normál" style:family="paragraph">
      <style:paragraph-properties fo:line-height="103%"/>
    </style:style>
    <style:style style:name="P27" style:parent-style-name="Normál" style:family="paragraph">
      <style:paragraph-properties fo:line-height="103%"/>
    </style:style>
    <style:style style:name="P28" style:parent-style-name="Normál" style:family="paragraph">
      <style:paragraph-properties fo:line-height="103%"/>
    </style:style>
    <style:style style:name="P29" style:parent-style-name="Normál" style:family="paragraph">
      <style:paragraph-properties fo:line-height="103%"/>
    </style:style>
    <style:style style:name="P30" style:parent-style-name="Normál" style:family="paragraph">
      <style:paragraph-properties fo:line-height="103%"/>
    </style:style>
    <style:style style:name="P31" style:parent-style-name="Normál" style:family="paragraph">
      <style:paragraph-properties fo:line-height="103%"/>
    </style:style>
    <style:style style:name="P32" style:parent-style-name="Normál" style:family="paragraph">
      <style:paragraph-properties fo:line-height="103%"/>
    </style:style>
    <style:style style:name="P33" style:parent-style-name="Normál" style:family="paragraph">
      <style:paragraph-properties fo:line-height="103%"/>
    </style:style>
    <style:style style:name="P34" style:parent-style-name="Normál" style:family="paragraph">
      <style:paragraph-properties fo:line-height="103%"/>
    </style:style>
    <style:style style:name="P35" style:parent-style-name="Normál" style:family="paragraph">
      <style:paragraph-properties fo:line-height="103%"/>
    </style:style>
    <style:style style:name="P36" style:parent-style-name="Normál" style:family="paragraph">
      <style:paragraph-properties fo:line-height="103%"/>
    </style:style>
    <style:style style:name="P37" style:parent-style-name="Normál" style:family="paragraph">
      <style:paragraph-properties fo:line-height="103%"/>
    </style:style>
    <style:style style:name="P38" style:parent-style-name="Normál" style:family="paragraph">
      <style:paragraph-properties fo:line-height="103%"/>
    </style:style>
    <style:style style:name="P39" style:parent-style-name="Normál" style:family="paragraph">
      <style:paragraph-properties fo:line-height="103%"/>
    </style:style>
    <style:style style:name="P40" style:parent-style-name="Normál" style:family="paragraph">
      <style:paragraph-properties fo:line-height="103%"/>
    </style:style>
    <style:style style:name="P41" style:parent-style-name="Normál" style:family="paragraph">
      <style:paragraph-properties fo:line-height="103%"/>
    </style:style>
    <style:style style:name="P42" style:parent-style-name="Normál" style:family="paragraph">
      <style:paragraph-properties fo:line-height="103%"/>
    </style:style>
    <style:style style:name="P43" style:parent-style-name="Normál" style:family="paragraph">
      <style:paragraph-properties fo:line-height="103%"/>
    </style:style>
    <style:style style:name="P44" style:parent-style-name="Normál" style:family="paragraph">
      <style:paragraph-properties fo:line-height="103%"/>
    </style:style>
    <style:style style:name="P45" style:parent-style-name="Normál" style:family="paragraph">
      <style:paragraph-properties fo:line-height="103%"/>
    </style:style>
    <style:style style:name="P46" style:parent-style-name="Normál" style:family="paragraph">
      <style:paragraph-properties fo:line-height="103%"/>
    </style:style>
    <style:style style:name="P47" style:parent-style-name="Normál" style:family="paragraph">
      <style:paragraph-properties fo:line-height="103%"/>
    </style:style>
    <style:style style:name="P48" style:parent-style-name="Normál" style:family="paragraph">
      <style:paragraph-properties fo:line-height="103%"/>
    </style:style>
    <style:style style:name="P49" style:parent-style-name="Normál" style:family="paragraph">
      <style:paragraph-properties fo:line-height="103%"/>
    </style:style>
    <style:style style:name="P50" style:parent-style-name="Normál" style:family="paragraph">
      <style:paragraph-properties fo:line-height="103%"/>
    </style:style>
    <style:style style:name="P51" style:parent-style-name="Normál" style:family="paragraph">
      <style:paragraph-properties fo:line-height="103%"/>
    </style:style>
    <style:style style:name="P52" style:parent-style-name="Normál" style:family="paragraph">
      <style:paragraph-properties fo:line-height="103%"/>
    </style:style>
    <style:style style:name="P53" style:parent-style-name="Normál" style:family="paragraph">
      <style:paragraph-properties fo:line-height="103%"/>
    </style:style>
    <style:style style:name="P54" style:parent-style-name="Normál" style:family="paragraph">
      <style:paragraph-properties fo:line-height="103%"/>
    </style:style>
    <style:style style:name="P55" style:parent-style-name="Normál" style:family="paragraph">
      <style:paragraph-properties fo:line-height="103%"/>
    </style:style>
    <style:style style:name="P56" style:parent-style-name="Normál" style:family="paragraph">
      <style:paragraph-properties fo:line-height="103%"/>
    </style:style>
    <style:style style:name="P57" style:parent-style-name="Normál" style:family="paragraph">
      <style:paragraph-properties fo:line-height="103%"/>
    </style:style>
    <style:style style:name="P58" style:parent-style-name="Normál" style:family="paragraph">
      <style:paragraph-properties fo:line-height="103%"/>
    </style:style>
    <style:style style:name="P59" style:parent-style-name="Normál" style:family="paragraph">
      <style:paragraph-properties fo:line-height="103%"/>
    </style:style>
    <style:style style:name="P60" style:parent-style-name="Normál" style:family="paragraph">
      <style:paragraph-properties fo:line-height="103%"/>
    </style:style>
    <style:style style:name="P61" style:parent-style-name="Normál" style:family="paragraph">
      <style:paragraph-properties fo:line-height="103%"/>
    </style:style>
    <style:style style:name="P62" style:parent-style-name="Normál" style:family="paragraph">
      <style:paragraph-properties fo:line-height="103%"/>
    </style:style>
    <style:style style:name="P63" style:parent-style-name="Normál" style:family="paragraph">
      <style:paragraph-properties fo:line-height="103%"/>
    </style:style>
    <style:style style:name="P64" style:parent-style-name="Normál" style:family="paragraph">
      <style:paragraph-properties fo:line-height="103%"/>
    </style:style>
    <style:style style:name="P65" style:parent-style-name="Normál" style:family="paragraph">
      <style:paragraph-properties fo:line-height="103%"/>
    </style:style>
    <style:style style:name="P66" style:parent-style-name="Normál" style:family="paragraph">
      <style:paragraph-properties fo:line-height="103%"/>
    </style:style>
    <style:style style:name="P67" style:parent-style-name="Normál" style:family="paragraph">
      <style:paragraph-properties fo:line-height="103%"/>
    </style:style>
    <style:style style:name="P68" style:parent-style-name="Normál" style:family="paragraph">
      <style:paragraph-properties fo:line-height="103%"/>
    </style:style>
    <style:style style:name="P69" style:parent-style-name="Normál" style:family="paragraph">
      <style:paragraph-properties fo:line-height="103%"/>
    </style:style>
    <style:style style:name="P70" style:parent-style-name="Normál" style:family="paragraph">
      <style:paragraph-properties fo:line-height="103%"/>
    </style:style>
    <style:style style:name="P71" style:parent-style-name="Normál" style:family="paragraph">
      <style:paragraph-properties fo:line-height="103%"/>
    </style:style>
    <style:style style:name="P72" style:parent-style-name="Normál" style:family="paragraph">
      <style:paragraph-properties fo:line-height="103%"/>
    </style:style>
    <style:style style:name="P73" style:parent-style-name="Normál" style:family="paragraph">
      <style:paragraph-properties fo:line-height="103%"/>
    </style:style>
    <style:style style:name="T74" style:parent-style-name="Bekezdésalapbetűtípusa" style:family="text">
      <style:text-properties fo:background-color="#FFFF00"/>
    </style:style>
    <style:style style:name="P75" style:parent-style-name="Normál" style:family="paragraph">
      <style:paragraph-properties fo:line-height="103%"/>
    </style:style>
    <style:style style:name="P76" style:parent-style-name="Normál" style:family="paragraph">
      <style:paragraph-properties fo:line-height="103%"/>
    </style:style>
    <style:style style:name="P77" style:parent-style-name="Normál" style:family="paragraph">
      <style:paragraph-properties fo:line-height="103%"/>
    </style:style>
    <style:style style:name="P78" style:parent-style-name="Normál" style:family="paragraph">
      <style:paragraph-properties fo:line-height="103%"/>
    </style:style>
    <style:style style:name="P79" style:parent-style-name="Normál" style:family="paragraph">
      <style:paragraph-properties fo:line-height="103%"/>
    </style:style>
    <style:style style:name="P80" style:parent-style-name="Normál" style:family="paragraph">
      <style:paragraph-properties fo:line-height="103%"/>
    </style:style>
    <style:style style:name="P81" style:parent-style-name="Normál" style:family="paragraph">
      <style:paragraph-properties fo:line-height="103%"/>
    </style:style>
    <style:style style:name="P82" style:parent-style-name="Normál" style:family="paragraph">
      <style:paragraph-properties fo:line-height="103%"/>
    </style:style>
  </office:automatic-styles>
  <office:body>
    <office:text text:use-soft-page-breaks="true">
      <text:p text:style-name="P1">1.</text:p>
      <text:p text:style-name="Normál"><text:span text:style-name="T2">"""Írjon programot, amely Kérje be az aktuális hét és az előző hét csapadékmennyiségét. A program</text:span><text:s/>írja ki, hogy nőtt, csökkent vagy nem változott a csapadék mennyisége. A programot eso.py néven mentse.<text:s/></text:p>
      <text:p text:style-name="Normál">Mentés: eso.py</text:p>
      <text:p text:style-name="Normál">"""</text:p>
      <text:p text:style-name="Normál">## <text:s/>Talián Lászlóné, 2021-01-17, SZOFT I/1/E</text:p>
      <text:p text:style-name="Normál"/>
      <text:p text:style-name="Normál">print('Talián Lászlóné, 2021-01-17, SZOFT I/1/E')</text:p>
      <text:p text:style-name="Normál">print('A 001 feladat megoldása')</text:p>
      <text:p text:style-name="Normál">print('.........................')</text:p>
      <text:p text:style-name="Normál">print('Agazati 001 mintafeladat megoldása')</text:p>
      <text:p text:style-name="Normál"/>
      <text:p text:style-name="Normál"/>
      <text:p text:style-name="Normál">print('Csapadék mennyiség milliméterben:')</text:p>
      <text:p text:style-name="Normál"/>
      <text:p text:style-name="Normál">aktualis = input('Aktuális heti csapadék: ')</text:p>
      <text:p text:style-name="Normál">elozo = input('Előző heti csapadék: ')</text:p>
      <text:p text:style-name="Normál"><text:tab/></text:p>
      <text:p text:style-name="Normál">if aktualis &gt; elozo:</text:p>
      <text:p text:style-name="Normál"><text:tab/>print('Tőbb csapadék')</text:p>
      <text:p text:style-name="Normál">elif elozo &gt; aktualis:<text:s/></text:p>
      <text:p text:style-name="Normál"><text:tab/>print('Kevesebb csapadék')</text:p>
      <text:p text:style-name="Normál">else:</text:p>
      <text:p text:style-name="Normál"><text:tab/>print('Nem változott')</text:p>
      <text:p text:style-name="Normál"/>
      <text:p text:style-name="P3">2.</text:p>
      <text:p text:style-name="Normál"><text:span text:style-name="T4">"""A program kérje be mért adatokat, majd<text:s/></text:span><text:span text:style-name="T5">írassa ki, hogy volt fagy. Fagyról 0 fok alatt beszélünk. Az adatok bekérése addig történjen, amíg 'vege' végjellel jelzi a felhasználó, hogy nem ad meg több</text:span><text:s/>adatot. A bemenő adatok lehetnek negatív és pozitív számok vagy nulla. A végjel esetén ne vizsgálja, hogy volt-e fagy.<text:s/></text:p>
      <text:p text:style-name="Normál">Mentés: hoseg<text:s/></text:p>
      <text:p text:style-name="Normál">"""</text:p>
      <text:soft-page-break/>
      <text:p text:style-name="Normál">## <text:s/>Talián Lászlóné, 2021-01-17, SZOFT I/1/E</text:p>
      <text:p text:style-name="Normál"/>
      <text:p text:style-name="Normál">print('Talián Lászlóné, 2021-01-17, SZOFT I/1/E')</text:p>
      <text:p text:style-name="Normál">print('A 002 feladat megoldása')</text:p>
      <text:p text:style-name="Normál">print('.........................')</text:p>
      <text:p text:style-name="Normál">print('Agazati 002 mintafeladat megoldása')</text:p>
      <text:p text:style-name="Normál"/>
      <text:p text:style-name="Normál">print('Hőmérsékletek:')</text:p>
      <text:p text:style-name="Normál"/>
      <text:p text:style-name="Normál">def fagy(ho):</text:p>
      <text:p text:style-name="Normál"><text:tab/>if (ho) &lt; 0:</text:p>
      <text:p text:style-name="Normál"><text:tab/><text:tab/>return True</text:p>
      <text:p text:style-name="Normál"><text:tab/>else:</text:p>
      <text:p text:style-name="Normál"><text:tab/><text:tab/>return False</text:p>
      <text:p text:style-name="Normál"><text:tab/><text:tab/></text:p>
      <text:p text:style-name="Normál">ho = ''</text:p>
      <text:p text:style-name="Normál">while ho != 'vége':</text:p>
      <text:p text:style-name="Normál"><text:tab/>ho = input('Hő: ')</text:p>
      <text:p text:style-name="Normál"><text:tab/>if ho != 'vége':</text:p>
      <text:p text:style-name="Normál"><text:tab/><text:tab/>if fagy(int(ho)):</text:p>
      <text:p text:style-name="Normál"><text:tab/><text:tab/><text:tab/>print('Fagy volt')</text:p>
      <text:p text:style-name="Normál"><text:tab/><text:tab/>else:</text:p>
      <text:p text:style-name="Normál"><text:tab/><text:tab/><text:tab/><text:tab/>print('Nem volt fagy')<text:tab/></text:p>
      <text:p text:style-name="Normál"/>
      <text:p text:style-name="Normál">3.<text:s/></text:p>
      <text:p text:style-name="P6">"""A<text:s/>következő feladatban eladó kocsik adatait tároljuk egy fájlban. A fájl beolvasása után, ki kell íratnia azoknak a kocsiknak az adatait, amelyek ára kevesebb mint 1 millió. Utána ki kell íratnia egy újabb sorban, azokat amik 1 millió forint alatti áron vannak és fehérek.<text:s/></text:p>
      <text:p text:style-name="P7">Mentés: eladas.py<text:s/></text:p>
      <text:p text:style-name="P8">"""</text:p>
      <text:p text:style-name="P9"/>
      <text:p text:style-name="P10">## <text:s/>Talián Lászlóné, 2021-01-17, SZOFT I/1/E</text:p>
      <text:soft-page-break/>
      <text:p text:style-name="P11">from jarmu import Jarmu</text:p>
      <text:p text:style-name="P12"/>
      <text:p text:style-name="P13">print('Talián Lászlóné, 2021-01-17, SZOFT I/1/E')</text:p>
      <text:p text:style-name="P14">print('A 003 feladat megoldása')</text:p>
      <text:p text:style-name="P15">print('.........................')</text:p>
      <text:p text:style-name="P16">print('Agazati 003 mintafeladat megoldása')</text:p>
      <text:p text:style-name="P17"/>
      <text:p text:style-name="P18">print('Járművek eladása:')</text:p>
      <text:p text:style-name="P19"/>
      <text:p text:style-name="P20">class Eladas:</text:p>
      <text:p text:style-name="P21"><text:tab/>def olvas_file(self):</text:p>
      <text:p text:style-name="P22"><text:tab/><text:tab/>print("Beolvasas <text:s/>")</text:p>
      <text:p text:style-name="P23"><text:s text:c="8"/>self.jarmuvek = []</text:p>
      <text:p text:style-name="P24"><text:s text:c="8"/>fp = open('jarmu.txt', 'r')</text:p>
      <text:p text:style-name="P25"><text:s text:c="8"/>lines = fp.readlines() <text:s text:c="7"/></text:p>
      <text:p text:style-name="P26"><text:s text:c="8"/>for line in lines[1:]:<text:s/></text:p>
      <text:p text:style-name="P27"><text:tab/><text:tab/><text:tab/><text:s/>line =<text:s/>line.rstrip()</text:p>
      <text:p text:style-name="P28"><text:s text:c="12"/>(az, rendszam, szin, marka, ar) = line.split(':')</text:p>
      <text:p text:style-name="P29"><text:s text:c="12"/>jarmu = Jarmu(az, rendszam, szin, marka, int(ar))</text:p>
      <text:p text:style-name="P30"><text:s text:c="12"/>self.jarmuvek.append(jarmu)</text:p>
      <text:p text:style-name="P31"><text:s text:c="9"/>fp.close() <text:s text:c="2"/></text:p>
      <text:p text:style-name="P32"><text:s text:c="8"/><text:tab/><text:s text:c="8"/></text:p>
      <text:p text:style-name="P33"><text:tab/>def feher(self):</text:p>
      <text:p text:style-name="P34"><text:tab/><text:tab/>count = 0</text:p>
      <text:p text:style-name="P35"><text:tab/><text:tab/>for jarmu in self.jarmuvek:</text:p>
      <text:p text:style-name="P36"><text:tab/><text:tab/><text:tab/>if jarmu.szin == 'fehér':</text:p>
      <text:p text:style-name="P37"><text:tab/><text:tab/><text:tab/><text:tab/>count += 1<text:s/></text:p>
      <text:p text:style-name="P38"><text:s text:c="9"/>print('Fehér járművek:', count)</text:p>
      <text:p text:style-name="P39"><text:tab/></text:p>
      <text:p text:style-name="P40"><text:tab/>def olcso(self):</text:p>
      <text:p text:style-name="P41"><text:s text:c="8"/>print('Olcsó járművek:')</text:p>
      <text:p text:style-name="P42"><text:s text:c="8"/>for jarmu in self.jarmuvek:</text:p>
      <text:soft-page-break/>
      <text:p text:style-name="P43"><text:s text:c="12"/>if int(jarmu.ar) &lt; 1000000:</text:p>
      <text:p text:style-name="P44"><text:s text:c="16"/>print(jarmu.rendszam, jarmu.szin, jarmu.marka);</text:p>
      <text:p text:style-name="P45"><text:s text:c="16"/></text:p>
      <text:p text:style-name="P46"><text:s text:c="6"/>def feherOlcso(self):</text:p>
      <text:p text:style-name="P47"><text:s text:c="8"/>print('Olcsó fehér járművek fájlba:')</text:p>
      <text:p text:style-name="P48"><text:s text:c="9"/>fp = open('feherOlcso.txt', 'w')</text:p>
      <text:p text:style-name="P49"><text:s text:c="9"/>for jarmu in self.jarmuvek:</text:p>
      <text:p text:style-name="P50"><text:s text:c="13"/>if int(jarmu.ar) &lt; 1000000<text:s/>and jarmu.szin == 'fehér':</text:p>
      <text:p text:style-name="P51"><text:s text:c="8"/></text:p>
      <text:p text:style-name="P52"><text:s text:c="8"/>for jarmu in self.jarmuvek:</text:p>
      <text:p text:style-name="P53"><text:s text:c="12"/>if int(jarmu.ar) &lt; 1000000 and jarmu.szin == 'fehér':</text:p>
      <text:p text:style-name="P54"><text:tab/><text:tab/><text:tab/><text:tab/></text:p>
      <text:p text:style-name="P55"><text:s text:c="16"/>fp.write(</text:p>
      <text:p text:style-name="P56"><text:s text:c="16"/>jarmu.az +<text:s/></text:p>
      <text:p text:style-name="P57"><text:s text:c="16"/>":" + jarmu.rendszam +<text:s/></text:p>
      <text:p text:style-name="P58"><text:s text:c="16"/>":" + jarmu.szin +<text:s/></text:p>
      <text:p text:style-name="P59"><text:s text:c="16"/>":" + jarmu.marka +<text:s/></text:p>
      <text:p text:style-name="P60"><text:s text:c="16"/>":" + jarmu.ar + "\n" <text:s text:c="15"/></text:p>
      <text:p text:style-name="P61"><text:s text:c="16"/>)</text:p>
      <text:p text:style-name="P62"><text:s text:c="8"/>fp.close()</text:p>
      <text:p text:style-name="P63"><text:s/></text:p>
      <text:p text:style-name="P64"><text:s text:c="2"/></text:p>
      <text:p text:style-name="P65">eladas = Eladas()</text:p>
      <text:p text:style-name="P66">eladas.olvas_file()</text:p>
      <text:p text:style-name="P67">eladas.feher()</text:p>
      <text:p text:style-name="P68">eladas.olcso()</text:p>
      <text:p text:style-name="P69"/>
      <text:p text:style-name="P70">eladas.feherOlcso()</text:p>
      <text:p text:style-name="P71"/>
      <text:p text:style-name="P72"/>
      <text:p text:style-name="P73"><text:span text:style-name="T74">class Jarmu:</text:span></text:p>
      <text:p text:style-name="P75"><text:tab/>pass:</text:p>
      <text:soft-page-break/>
      <text:p text:style-name="P76"><text:tab/><text:s/>def __init__(self, az, rendszam, szin, marka, ar):</text:p>
      <text:p text:style-name="P77"><text:s text:c="8"/>self.az = az</text:p>
      <text:p text:style-name="P78"><text:s text:c="8"/>self.rendszam = rendszam</text:p>
      <text:p text:style-name="P79"><text:s text:c="8"/>self.szin = szin</text:p>
      <text:p text:style-name="P80"><text:s text:c="8"/>self.marka = marka</text:p>
      <text:p text:style-name="P81"><text:s text:c="8"/>self.ar = ar</text:p>
      <text:p text:style-name="P82"/>
      <text:p text:style-name="Normál"><text:tab/><text:tab/></text:p>
      <text:p text:style-name="Normá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judmila Talian</meta:initial-creator>
    <dc:creator>Ljudmila Talian</dc:creator>
    <meta:creation-date>2021-01-24T11:30:00Z</meta:creation-date>
    <dc:date>2021-01-24T15:03:00Z</dc:date>
    <meta:template xlink:href="Normal" xlink:type="simple"/>
    <meta:editing-cycles>3</meta:editing-cycles>
    <meta:editing-duration>PT420S</meta:editing-duration>
    <meta:document-statistic meta:page-count="5" meta:paragraph-count="7" meta:word-count="471" meta:character-count="3715" meta:row-count="27" meta:non-whitespace-character-count="3251"/>
  </office:meta>
</office:document-meta>
</file>